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f740c"/>
    </style:style>
    <style:style style:name="P2" style:family="paragraph" style:parent-style-name="Standard">
      <style:text-properties officeooo:paragraph-rsid="00103c10"/>
    </style:style>
    <style:style style:name="P3" style:family="paragraph" style:parent-style-name="Standard">
      <style:text-properties officeooo:paragraph-rsid="001131a1"/>
    </style:style>
    <style:style style:name="P4" style:family="paragraph" style:parent-style-name="Standard">
      <style:text-properties officeooo:rsid="00103c10" officeooo:paragraph-rsid="0013c8cc"/>
    </style:style>
    <style:style style:name="P5" style:family="paragraph" style:parent-style-name="Standard">
      <style:text-properties officeooo:rsid="000f740c" officeooo:paragraph-rsid="00158818"/>
    </style:style>
    <style:style style:name="P6" style:family="paragraph" style:parent-style-name="Standard">
      <style:text-properties officeooo:rsid="00132ec9" officeooo:paragraph-rsid="00158818"/>
    </style:style>
    <style:style style:name="P7" style:family="paragraph" style:parent-style-name="Standard">
      <style:text-properties officeooo:rsid="00132ec9" officeooo:paragraph-rsid="001920b7"/>
    </style:style>
    <style:style style:name="P8" style:family="paragraph" style:parent-style-name="Standard">
      <style:text-properties officeooo:rsid="001920b7" officeooo:paragraph-rsid="001a1cd4"/>
    </style:style>
    <style:style style:name="P9" style:family="paragraph" style:parent-style-name="Standard">
      <style:text-properties officeooo:rsid="001920b7" officeooo:paragraph-rsid="001b4368"/>
    </style:style>
    <style:style style:name="T1" style:family="text">
      <style:text-properties officeooo:rsid="000f740c"/>
    </style:style>
    <style:style style:name="T2" style:family="text">
      <style:text-properties officeooo:rsid="00103c10"/>
    </style:style>
    <style:style style:name="T3" style:family="text">
      <style:text-properties officeooo:rsid="001131a1"/>
    </style:style>
    <style:style style:name="T4" style:family="text">
      <style:text-properties officeooo:rsid="0012555d"/>
    </style:style>
    <style:style style:name="T5" style:family="text">
      <style:text-properties officeooo:rsid="00132ec9"/>
    </style:style>
    <style:style style:name="T6" style:family="text">
      <style:text-properties officeooo:rsid="0013c8cc"/>
    </style:style>
    <style:style style:name="T7" style:family="text">
      <style:text-properties officeooo:rsid="00158818"/>
    </style:style>
    <style:style style:name="T8" style:family="text">
      <style:text-properties officeooo:rsid="001920b7"/>
    </style:style>
    <style:style style:name="T9" style:family="text">
      <style:text-properties officeooo:rsid="001a1cd4"/>
    </style:style>
    <style:style style:name="T10" style:family="text">
      <style:text-properties officeooo:rsid="001b43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4">1</text:span><text:span text:style-name="T3"> </text:span><text:a xlink:type="simple" xlink:href="http://framework.zend.com/"><text:span text:style-name="T3">http://framework.zend.com/</text:span></text:a></text:p>
      <text:p text:style-name="P3"><text:span text:style-name="T4">2 </text:span><text:a xlink:type="simple" xlink:href="http://www.doctrine-project.org/"><text:span text:style-name="T3">http://www.doctrine-project.org/</text:span></text:a></text:p>
      <text:p text:style-name="P1"><text:span text:style-name="T4">3 </text:span><text:a xlink:type="simple" xlink:href="http://framework.zend.com/manual/2.0/en/user-guide/skeleton-application.html"><text:span text:style-name="T1">http://framework.zend.com/manual/2.0/en/user-guide/skeleton-application.html</text:span></text:a></text:p>
      <text:p text:style-name="P1"><text:span text:style-name="T4">4 </text:span><text:a xlink:type="simple" xlink:href="http://getcomposer.org/"><text:span text:style-name="T1">http://getcomposer.org/</text:span></text:a></text:p>
      <text:p text:style-name="P2"><text:span text:style-name="T4">5 </text:span><text:a xlink:type="simple" xlink:href="http://marco-pivetta.com/doctrine-orm-zf2-tutorial/#/"><text:span text:style-name="T2">http://marco-pivetta.com/doctrine-orm-zf2-tutorial/#/</text:span></text:a></text:p>
      <text:p text:style-name="P2"><text:span text:style-name="T4">6 </text:span><text:a xlink:type="simple" xlink:href="http://marco-pivetta.com/doctrine2-orm-tutorial/#1"><text:span text:style-name="T2">http://marco-pivetta.com/doctrine2-orm-tutorial/#1</text:span></text:a></text:p>
      <text:p text:style-name="P4"><text:span text:style-name="T5">7 </text:span><text:a xlink:type="simple" xlink:href="http://git.loamok.org/z2d2-tuto"><text:span text:style-name="T6">http://git.loamok.org/z2d2-tuto</text:span></text:a></text:p>
      <text:p text:style-name="P4"><text:span text:style-name="T5">8 </text:span><text:a xlink:type="simple" xlink:href="https://redmine.loamok.org/projects/z2d2-tuto"><text:span text:style-name="T6">https://redmine.loamok.org/projects/z2d2-tuto</text:span></text:a></text:p>
      <text:p text:style-name="P6">9 <text:a xlink:type="simple" xlink:href="https://github.com/loamok/z2d2-tuto"><text:span text:style-name="T7">https://github.com/loamok/z2d2-tuto</text:span></text:a></text:p>
      <text:p text:style-name="P7"><text:span text:style-name="T8">10 </text:span><text:a xlink:type="simple" xlink:href="http://www.php.net/manual/fr/features.commandline.webserver.php"><text:span text:style-name="T8">http://www.php.net/manual/fr/features.commandline.webserver.php</text:span></text:a></text:p>
      <text:p text:style-name="P8"><text:span text:style-name="T9">11 </text:span><text:a xlink:type="simple" xlink:href="https://github.com/zendframework/ZendSkeletonApplication"><text:span text:style-name="T9">https://github.com/zendframework/ZendSkeletonApplication</text:span></text:a></text:p>
      <text:p text:style-name="P9"><text:span text:style-name="T10">12 </text:span><text:a xlink:type="simple" xlink:href="https://github.com/zendframework/ZendSkeletonApplication.git"><text:span text:style-name="T10">https://github.com/zendframework/ZendSkeletonApplication.git</text:span></text:a></text:p>
      <text:p text:style-name="P9"><text:span text:style-name="T10"/>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uby Franck</meta:initial-creator>
    <meta:creation-date>2013-04-10T09:39:09</meta:creation-date>
    <meta:generator>LibreOffice/3.6$Linux_X86_64 LibreOffice_project/360m1$Build-2</meta:generator>
    <dc:date>2013-04-11T11:45:36</dc:date>
    <dc:creator>Huby Franck</dc:creator>
    <meta:editing-duration>PT19M</meta:editing-duration>
    <meta:editing-cycles>11</meta:editing-cycles>
    <meta:document-statistic meta:table-count="0" meta:image-count="0" meta:object-count="0" meta:page-count="1" meta:paragraph-count="12" meta:word-count="24" meta:character-count="577" meta:non-whitespace-character-count="565"/>
  </office:meta>
</office:document-meta>
</file>